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T1" style:family="text">
      <style:text-properties fo:font-weight="bold"/>
    </style:style>
    <style:style style:name="T2" style:family="text">
      <style:text-properties fo:language="pt" fo:country="PT"/>
    </style:style>
    <style:style style:name="T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José Diogo Dalot Teixeira</text:span> (Portuguese pronunciation: <text:a xlink:type="simple" xlink:href="https://en.wikipedia.org/wiki/Help:IPA/Portuguese" text:style-name="Internet_20_link" text:visited-style-name="Visited_20_Internet_20_Link"><text:span text:style-name="T2">[diˈoɣu ðaˈlɔ]</text:span></text:a>;<text:bookmark text:name="cite_ref-3"/><text:a xlink:type="simple" xlink:href="https://en.wikipedia.org/wiki/Diogo_Dalot#cite_note-3" text:style-name="Internet_20_link" text:visited-style-name="Visited_20_Internet_20_Link">[3]</text:a> born 18 March 1999) is a Portuguese professional <text:a xlink:type="simple" xlink:href="https://en.wikipedia.org/wiki/Association_football" text:style-name="Internet_20_link" text:visited-style-name="Visited_20_Internet_20_Link">footballer</text:a> who plays as a <text:a xlink:type="simple" xlink:href="https://en.wikipedia.org/wiki/Defender_(association_football)#Full-back" text:style-name="Internet_20_link" text:visited-style-name="Visited_20_Internet_20_Link">full-back</text:a> for <text:a xlink:type="simple" xlink:href="https://en.wikipedia.org/wiki/Premier_League" text:style-name="Internet_20_link" text:visited-style-name="Visited_20_Internet_20_Link">Premier League</text:a> club <text:a xlink:type="simple" xlink:href="https://en.wikipedia.org/wiki/Manchester_United_F.C." text:style-name="Internet_20_link" text:visited-style-name="Visited_20_Internet_20_Link">Manchester United</text:a> and the <text:a xlink:type="simple" xlink:href="https://en.wikipedia.org/wiki/Portugal_national_football_team" text:style-name="Internet_20_link" text:visited-style-name="Visited_20_Internet_20_Link">Portugal national team</text:a>. </text:p>
      <text:p text:style-name="Text_20_body">Dalot is a product of the <text:a xlink:type="simple" xlink:href="https://en.wikipedia.org/wiki/FC_Porto" text:style-name="Internet_20_link" text:visited-style-name="Visited_20_Internet_20_Link">Porto</text:a> youth system and made his professional debut for the club's <text:a xlink:type="simple" xlink:href="https://en.wikipedia.org/wiki/FC_Porto_B" text:style-name="Internet_20_link" text:visited-style-name="Visited_20_Internet_20_Link">B team</text:a> in January 2017. He made his first-team debut in a <text:a xlink:type="simple" xlink:href="https://en.wikipedia.org/wiki/Taça_de_Portugal" text:style-name="Internet_20_link" text:visited-style-name="Visited_20_Internet_20_Link">Taça de Portugal</text:a> game in October 2017. After making eight appearances for Porto, he joined Manchester United in June 2018 for a reported fee of €22 million (£19 million). From October 2020 to June 2021, Dalot was loaned to Italian <text:a xlink:type="simple" xlink:href="https://en.wikipedia.org/wiki/Serie_A" text:style-name="Internet_20_link" text:visited-style-name="Visited_20_Internet_20_Link">Serie A</text:a> club <text:a xlink:type="simple" xlink:href="https://en.wikipedia.org/wiki/A.C._Milan" text:style-name="Internet_20_link" text:visited-style-name="Visited_20_Internet_20_Link">Milan</text:a>. </text:p>
      <text:p text:style-name="Text_20_body">Dalot was a <text:a xlink:type="simple" xlink:href="https://en.wikipedia.org/wiki/Portugal_national_youth_football_team" text:style-name="Internet_20_link" text:visited-style-name="Visited_20_Internet_20_Link">youth international</text:a> and represented Portugal from <text:a xlink:type="simple" xlink:href="https://en.wikipedia.org/wiki/Portugal_national_under-15_football_team" text:style-name="Internet_20_link" text:visited-style-name="Visited_20_Internet_20_Link">under-15</text:a> to <text:a xlink:type="simple" xlink:href="https://en.wikipedia.org/wiki/Portugal_national_under-21_football_team" text:style-name="Internet_20_link" text:visited-style-name="Visited_20_Internet_20_Link">under-21</text:a> level. He was a member of the <text:a xlink:type="simple" xlink:href="https://en.wikipedia.org/wiki/Portugal_national_under-17_football_team" text:style-name="Internet_20_link" text:visited-style-name="Visited_20_Internet_20_Link">under-17</text:a> squad that won the <text:a xlink:type="simple" xlink:href="https://en.wikipedia.org/wiki/2016_UEFA_European_Under-17_Championship" text:style-name="Internet_20_link" text:visited-style-name="Visited_20_Internet_20_Link">2016 UEFA European Under-17 Championship</text:a>. He made his senior international debut for Portugal at <text:a xlink:type="simple" xlink:href="https://en.wikipedia.org/wiki/UEFA_Euro_2020" text:style-name="Internet_20_link" text:visited-style-name="Visited_20_Internet_20_Link">UEFA Euro 2020</text:a>. </text:p>
      <text:h text:style-name="Heading_20_2" text:outline-level="2"><text:bookmark text:name="Club_career"/>Club career</text:h>
      <text:h text:style-name="Heading_20_3" text:outline-level="3"><text:bookmark text:name="Porto"/>Porto</text:h>
      <text:p text:style-name="Text_20_body">Born in <text:a xlink:type="simple" xlink:href="https://en.wikipedia.org/wiki/Braga" text:style-name="Internet_20_link" text:visited-style-name="Visited_20_Internet_20_Link">Braga</text:a>, Dalot joined <text:a xlink:type="simple" xlink:href="https://en.wikipedia.org/wiki/FC_Porto" text:style-name="Internet_20_link" text:visited-style-name="Visited_20_Internet_20_Link">Porto</text:a>'s youth system in 2008, aged nine.<text:bookmark text:name="cite_ref-4"/><text:a xlink:type="simple" xlink:href="https://en.wikipedia.org/wiki/Diogo_Dalot#cite_note-4" text:style-name="Internet_20_link" text:visited-style-name="Visited_20_Internet_20_Link">[4]</text:a> On 28 January 2017, he made his senior debut with <text:a xlink:type="simple" xlink:href="https://en.wikipedia.org/wiki/FC_Porto_B" text:style-name="Internet_20_link" text:visited-style-name="Visited_20_Internet_20_Link">the B team</text:a>, playing the full 90 minutes in a 2–1 home loss against <text:a xlink:type="simple" xlink:href="https://en.wikipedia.org/wiki/Leixões_S.C." text:style-name="Internet_20_link" text:visited-style-name="Visited_20_Internet_20_Link">Leixões</text:a> for the <text:a xlink:type="simple" xlink:href="https://en.wikipedia.org/wiki/LigaPro" text:style-name="Internet_20_link" text:visited-style-name="Visited_20_Internet_20_Link">LigaPro</text:a> championship.<text:bookmark text:name="cite_ref-5"/><text:a xlink:type="simple" xlink:href="https://en.wikipedia.org/wiki/Diogo_Dalot#cite_note-5" text:style-name="Internet_20_link" text:visited-style-name="Visited_20_Internet_20_Link">[5]</text:a> </text:p>
      <text:p text:style-name="Text_20_body">Dalot first appeared with the first-team in a competitive game on 13 October 2017, starting in a 6–0 away win over <text:a xlink:type="simple" xlink:href="https://en.wikipedia.org/wiki/Lusitano_G.C." text:style-name="Internet_20_link" text:visited-style-name="Visited_20_Internet_20_Link">Lusitano de Évora</text:a> for <text:a xlink:type="simple" xlink:href="https://en.wikipedia.org/wiki/2017–18_Taça_de_Portugal" text:style-name="Internet_20_link" text:visited-style-name="Visited_20_Internet_20_Link">the season</text:a>'s <text:a xlink:type="simple" xlink:href="https://en.wikipedia.org/wiki/Taça_de_Portugal" text:style-name="Internet_20_link" text:visited-style-name="Visited_20_Internet_20_Link">Taça de Portugal</text:a>.<text:bookmark text:name="cite_ref-6"/><text:a xlink:type="simple" xlink:href="https://en.wikipedia.org/wiki/Diogo_Dalot#cite_note-6" text:style-name="Internet_20_link" text:visited-style-name="Visited_20_Internet_20_Link">[6]</text:a> He first played in the <text:a xlink:type="simple" xlink:href="https://en.wikipedia.org/wiki/Primeira_Liga" text:style-name="Internet_20_link" text:visited-style-name="Visited_20_Internet_20_Link">Primeira Liga</text:a> on 18 February 2018, coming on as a 75th-minute <text:a xlink:type="simple" xlink:href="https://en.wikipedia.org/wiki/Substitute_(association_football)" text:style-name="Internet_20_link" text:visited-style-name="Visited_20_Internet_20_Link">substitute</text:a> in a 5–0 home routing of <text:a xlink:type="simple" xlink:href="https://en.wikipedia.org/wiki/Rio_Ave_F.C." text:style-name="Internet_20_link" text:visited-style-name="Visited_20_Internet_20_Link">Rio Ave</text:a>.<text:bookmark text:name="cite_ref-7"/><text:a xlink:type="simple" xlink:href="https://en.wikipedia.org/wiki/Diogo_Dalot#cite_note-7" text:style-name="Internet_20_link" text:visited-style-name="Visited_20_Internet_20_Link">[7]</text:a> </text:p>
      <text:h text:style-name="Heading_20_3" text:outline-level="3"><text:bookmark text:name="Manchester_United"/>Manchester United</text:h>
      <text:h text:style-name="Heading_20_4" text:outline-level="4"><text:bookmark text:name="2018.E2.80.9320:_First_seasons_in_Manchester"/><text:bookmark text:name="2018–20:_First_seasons_in_Manchester"/>2018–20: First seasons in Manchester</text:h>
      <text:p text:style-name="Text_20_body">Dalot signed for <text:a xlink:type="simple" xlink:href="https://en.wikipedia.org/wiki/Premier_League" text:style-name="Internet_20_link" text:visited-style-name="Visited_20_Internet_20_Link">Premier League</text:a> club <text:a xlink:type="simple" xlink:href="https://en.wikipedia.org/wiki/Manchester_United_F.C." text:style-name="Internet_20_link" text:visited-style-name="Visited_20_Internet_20_Link">Manchester United</text:a> on 6 June 2018 on a five-year contract for a fee of £19 million.<text:bookmark text:name="cite_ref-8"/><text:a xlink:type="simple" xlink:href="https://en.wikipedia.org/wiki/Diogo_Dalot#cite_note-8" text:style-name="Internet_20_link" text:visited-style-name="Visited_20_Internet_20_Link">[8]</text:a> Upon his arrival in <text:a xlink:type="simple" xlink:href="https://en.wikipedia.org/wiki/Manchester_United_F.C." text:style-name="Internet_20_link" text:visited-style-name="Visited_20_Internet_20_Link">Manchester</text:a>, coach <text:a xlink:type="simple" xlink:href="https://en.wikipedia.org/wiki/José_Mourinho" text:style-name="Internet_20_link" text:visited-style-name="Visited_20_Internet_20_Link">José Mourinho</text:a> said that, considering his young age, he was one of the best right-backs around.<text:bookmark text:name="cite_ref-9"/><text:a xlink:type="simple" xlink:href="https://en.wikipedia.org/wiki/Diogo_Dalot#cite_note-9" text:style-name="Internet_20_link" text:visited-style-name="Visited_20_Internet_20_Link">[9]</text:a> He made his debut on 19 September 2018 in an away <text:a xlink:type="simple" xlink:href="https://en.wikipedia.org/wiki/UEFA_Champions_League" text:style-name="Internet_20_link" text:visited-style-name="Visited_20_Internet_20_Link">UEFA Champions League</text:a> group stage match against Swiss side <text:a xlink:type="simple" xlink:href="https://en.wikipedia.org/wiki/BSC_Young_Boys" text:style-name="Internet_20_link" text:visited-style-name="Visited_20_Internet_20_Link">Young Boys</text:a>,<text:bookmark text:name="cite_ref-10"/><text:a xlink:type="simple" xlink:href="https://en.wikipedia.org/wiki/Diogo_Dalot#cite_note-10" text:style-name="Internet_20_link" text:visited-style-name="Visited_20_Internet_20_Link">[10]</text:a> but was unable to have continuity in the team due to an injury sustained in the previous season. </text:p>
      <text:p text:style-name="Text_20_body">He made his <text:a xlink:type="simple" xlink:href="https://en.wikipedia.org/wiki/Premier_League" text:style-name="Internet_20_link" text:visited-style-name="Visited_20_Internet_20_Link">Premier League</text:a> debut on 1 December in a 2–2 away draw against <text:a xlink:type="simple" xlink:href="https://en.wikipedia.org/wiki/Southampton_F.C." text:style-name="Internet_20_link" text:visited-style-name="Visited_20_Internet_20_Link">Southampton</text:a>.<text:bookmark text:name="cite_ref-11"/><text:a xlink:type="simple" xlink:href="https://en.wikipedia.org/wiki/Diogo_Dalot#cite_note-11" text:style-name="Internet_20_link" text:visited-style-name="Visited_20_Internet_20_Link">[11]</text:a> Despite Mourinho's sacking and <text:a xlink:type="simple" xlink:href="https://en.wikipedia.org/wiki/Ole_Gunnar_Solskjær" text:style-name="Internet_20_link" text:visited-style-name="Visited_20_Internet_20_Link">Ole Gunnar Solskjaer</text:a> being appointed as the new manager, Dalot remained a valuable option: at the end of the season, he made 23 appearances. During that season, he had a memorable match in Paris, in the <text:a xlink:type="simple" xlink:href="https://en.wikipedia.org/wiki/UEFA_Champions_League" text:style-name="Internet_20_link" text:visited-style-name="Visited_20_Internet_20_Link">Champions League</text:a> round of 16 2nd leg against <text:a xlink:type="simple" xlink:href="https://en.wikipedia.org/wiki/Paris_Saint-Germain_F.C." text:style-name="Internet_20_link" text:visited-style-name="Visited_20_Internet_20_Link">Paris Saint-Germain</text:a>, where Manchester United completed a remarkable comeback due to a late penalty, won after a shot by Dalot.<text:bookmark text:name="cite_ref-12"/><text:a xlink:type="simple" xlink:href="https://en.wikipedia.org/wiki/Diogo_Dalot#cite_note-12" text:style-name="Internet_20_link" text:visited-style-name="Visited_20_Internet_20_Link">[12]</text:a> He scored the second goal in a 6–0 FA Cup win against <text:a xlink:type="simple" xlink:href="https://en.wikipedia.org/wiki/Tranmere_Rovers_F.C." text:style-name="Internet_20_link" text:visited-style-name="Visited_20_Internet_20_Link">Tranmere Rovers</text:a>; it was his first goal for United.<text:bookmark text:name="cite_ref-13"/><text:a xlink:type="simple" xlink:href="https://en.wikipedia.org/wiki/Diogo_Dalot#cite_note-13" text:style-name="Internet_20_link" text:visited-style-name="Visited_20_Internet_20_Link">[13]</text:a> </text:p>
      <text:p text:style-name="Text_20_body">During his first seasons for the club, Dalot struggled with various injuries and following the arrival of <text:a xlink:type="simple" xlink:href="https://en.wikipedia.org/wiki/Aaron_Wan-Bissaka" text:style-name="Internet_20_link" text:visited-style-name="Visited_20_Internet_20_Link">Aaron Wan-Bissaka</text:a>, his performances were severely limited under manager Ole Gunnar Solskjaer.<text:bookmark text:name="cite_ref-Career_14-0"/><text:a xlink:type="simple" xlink:href="https://en.wikipedia.org/wiki/Diogo_Dalot#cite_note-Career-14" text:style-name="Internet_20_link" text:visited-style-name="Visited_20_Internet_20_Link">[14]</text:a> </text:p>
      <text:h text:style-name="Heading_20_4" text:outline-level="4"><text:bookmark text:name="2020.E2.80.9321:_Loan_to_Milan"/><text:bookmark text:name="2020–21:_Loan_to_Milan"/><text:soft-page-break/>2020–21: Loan to Milan</text:h>
      <text:p text:style-name="Text_20_body">Following sporadic use by Manchester United, Dalot was loaned to Italian <text:a xlink:type="simple" xlink:href="https://en.wikipedia.org/wiki/Serie_A" text:style-name="Internet_20_link" text:visited-style-name="Visited_20_Internet_20_Link">Serie A</text:a> side <text:a xlink:type="simple" xlink:href="https://en.wikipedia.org/wiki/A.C._Milan" text:style-name="Internet_20_link" text:visited-style-name="Visited_20_Internet_20_Link">Milan</text:a> for the 2020–21 season.<text:bookmark text:name="cite_ref-15"/><text:a xlink:type="simple" xlink:href="https://en.wikipedia.org/wiki/Diogo_Dalot#cite_note-15" text:style-name="Internet_20_link" text:visited-style-name="Visited_20_Internet_20_Link">[15]</text:a> He made his debut for Milan on 22 October, starting in a 3–1 win against <text:a xlink:type="simple" xlink:href="https://en.wikipedia.org/wiki/Celtic_Football_Club" text:style-name="Internet_20_link" text:visited-style-name="Visited_20_Internet_20_Link">Celtic</text:a> in a <text:a xlink:type="simple" xlink:href="https://en.wikipedia.org/wiki/UEFA_Europa_League" text:style-name="Internet_20_link" text:visited-style-name="Visited_20_Internet_20_Link">UEFA Europa League</text:a> <text:a xlink:type="simple" xlink:href="https://en.wikipedia.org/wiki/2020–21_UEFA_Europa_League" text:style-name="Internet_20_link" text:visited-style-name="Visited_20_Internet_20_Link">group stage</text:a> match.<text:bookmark text:name="cite_ref-16"/><text:a xlink:type="simple" xlink:href="https://en.wikipedia.org/wiki/Diogo_Dalot#cite_note-16" text:style-name="Internet_20_link" text:visited-style-name="Visited_20_Internet_20_Link">[16]</text:a><text:bookmark text:name="cite_ref-17"/><text:a xlink:type="simple" xlink:href="https://en.wikipedia.org/wiki/Diogo_Dalot#cite_note-17" text:style-name="Internet_20_link" text:visited-style-name="Visited_20_Internet_20_Link">[17]</text:a> Seven days later, Dalot scored his first goal for Milan and provided an assist for compatriot <text:a xlink:type="simple" xlink:href="https://en.wikipedia.org/wiki/Rafael_Leão" text:style-name="Internet_20_link" text:visited-style-name="Visited_20_Internet_20_Link">Rafael Leão</text:a> in a 3–0 home group stage victory in the UEFA Europa League against <text:a xlink:type="simple" xlink:href="https://en.wikipedia.org/wiki/AC_Sparta_Prague" text:style-name="Internet_20_link" text:visited-style-name="Visited_20_Internet_20_Link">Sparta Prague</text:a>.<text:bookmark text:name="cite_ref-18"/><text:a xlink:type="simple" xlink:href="https://en.wikipedia.org/wiki/Diogo_Dalot#cite_note-18" text:style-name="Internet_20_link" text:visited-style-name="Visited_20_Internet_20_Link">[18]</text:a> He made his <text:a xlink:type="simple" xlink:href="https://en.wikipedia.org/wiki/Serie_A" text:style-name="Internet_20_link" text:visited-style-name="Visited_20_Internet_20_Link">Serie A</text:a> debut on 1 November, replacing <text:a xlink:type="simple" xlink:href="https://en.wikipedia.org/wiki/Davide_Calabria" text:style-name="Internet_20_link" text:visited-style-name="Visited_20_Internet_20_Link">Davide Calabria</text:a> in the 71st-minute of a 2–1 away win against <text:a xlink:type="simple" xlink:href="https://en.wikipedia.org/wiki/Udinese_Calcio" text:style-name="Internet_20_link" text:visited-style-name="Visited_20_Internet_20_Link">Udinese</text:a>.<text:bookmark text:name="cite_ref-19"/><text:a xlink:type="simple" xlink:href="https://en.wikipedia.org/wiki/Diogo_Dalot#cite_note-19" text:style-name="Internet_20_link" text:visited-style-name="Visited_20_Internet_20_Link">[19]</text:a> He made his first start in the league in a 2–2 away draw against <text:a xlink:type="simple" xlink:href="https://en.wikipedia.org/wiki/Genoa_Cricket_and_Football_Club" text:style-name="Internet_20_link" text:visited-style-name="Visited_20_Internet_20_Link">Genoa</text:a>.<text:bookmark text:name="cite_ref-20"/><text:a xlink:type="simple" xlink:href="https://en.wikipedia.org/wiki/Diogo_Dalot#cite_note-20" text:style-name="Internet_20_link" text:visited-style-name="Visited_20_Internet_20_Link">[20]</text:a> On 7 March 2021, Dalot scored his first Serie A goal in a 2–0 away win at <text:a xlink:type="simple" xlink:href="https://en.wikipedia.org/wiki/Hellas_Verona_Football_Club" text:style-name="Internet_20_link" text:visited-style-name="Visited_20_Internet_20_Link">Hellas Verona</text:a>.<text:bookmark text:name="cite_ref-21"/><text:a xlink:type="simple" xlink:href="https://en.wikipedia.org/wiki/Diogo_Dalot#cite_note-21" text:style-name="Internet_20_link" text:visited-style-name="Visited_20_Internet_20_Link">[21]</text:a> </text:p>
      <text:p text:style-name="Text_20_body">During the season, Dalot's versatility enabled him to play either as a <text:a xlink:type="simple" xlink:href="https://en.wikipedia.org/wiki/Defender_(association_football)#Full-back" text:style-name="Internet_20_link" text:visited-style-name="Visited_20_Internet_20_Link">right back</text:a> and <text:a xlink:type="simple" xlink:href="https://en.wikipedia.org/wiki/Defender_(association_football)#Full-back" text:style-name="Internet_20_link" text:visited-style-name="Visited_20_Internet_20_Link">left back</text:a>. This made him an integral part of <text:a xlink:type="simple" xlink:href="https://en.wikipedia.org/wiki/Stefano_Pioli" text:style-name="Internet_20_link" text:visited-style-name="Visited_20_Internet_20_Link">Stefano Pioli</text:a>'s team, helping Milan secure second place in the <text:a xlink:type="simple" xlink:href="https://en.wikipedia.org/wiki/2020–21_Serie_A" text:style-name="Internet_20_link" text:visited-style-name="Visited_20_Internet_20_Link">2020–21 Serie A</text:a> and qualification for the <text:a xlink:type="simple" xlink:href="https://en.wikipedia.org/wiki/2021–22_UEFA_Champions_League" text:style-name="Internet_20_link" text:visited-style-name="Visited_20_Internet_20_Link">2021–22 UEFA Champions League</text:a> after an eight-year absence.<text:bookmark text:name="cite_ref-22"/><text:a xlink:type="simple" xlink:href="https://en.wikipedia.org/wiki/Diogo_Dalot#cite_note-22" text:style-name="Internet_20_link" text:visited-style-name="Visited_20_Internet_20_Link">[22]</text:a><text:bookmark text:name="cite_ref-23"/><text:a xlink:type="simple" xlink:href="https://en.wikipedia.org/wiki/Diogo_Dalot#cite_note-23" text:style-name="Internet_20_link" text:visited-style-name="Visited_20_Internet_20_Link">[23]</text:a> During his spell as a <text:span text:style-name="T3">Rossonero</text:span>, he was able to play regularly, making 33 appearances, scoring two goals and providing three assists. As often said by Dalot himself, in Italy he was able to improve defensively, without losing his ability to attack.<text:bookmark text:name="cite_ref-24"/><text:a xlink:type="simple" xlink:href="https://en.wikipedia.org/wiki/Diogo_Dalot#cite_note-24" text:style-name="Internet_20_link" text:visited-style-name="Visited_20_Internet_20_Link">[24]</text:a> </text:p>
      <text:h text:style-name="Heading_20_4" text:outline-level="4"><text:bookmark text:name="2021.E2.80.93present:_Return_from_loan_and_breakthrough"/><text:bookmark text:name="2021–present:_Return_from_loan_and_breakthrough"/>2021–present: Return from loan and breakthrough</text:h>
      <text:p text:style-name="P1"><text:s/></text:p>
      <text:p text:style-name="Text_20_body">Dalot playing for <text:a xlink:type="simple" xlink:href="https://en.wikipedia.org/wiki/Manchester_United_F.C." text:style-name="Internet_20_link" text:visited-style-name="Visited_20_Internet_20_Link">Manchester United</text:a> during the 2021–22 season</text:p>
      <text:p text:style-name="Text_20_body">During the summer of 2021, Manchester United were interested in signing another right-back.<text:bookmark text:name="cite_ref-Career_14-1"/><text:a xlink:type="simple" xlink:href="https://en.wikipedia.org/wiki/Diogo_Dalot#cite_note-Career-14" text:style-name="Internet_20_link" text:visited-style-name="Visited_20_Internet_20_Link">[14]</text:a> Meanwhile, Milan, who were impressed with Dalot during his loan move with the club, began negotiations with Manchester United to sign him on permanent basis.<text:bookmark text:name="cite_ref-Career_14-2"/><text:a xlink:type="simple" xlink:href="https://en.wikipedia.org/wiki/Diogo_Dalot#cite_note-Career-14" text:style-name="Internet_20_link" text:visited-style-name="Visited_20_Internet_20_Link">[14]</text:a> After returning to Manchester United, he impressed coach Ole Gunnar Solskjaer with his performances during pre-season.<text:bookmark text:name="cite_ref-Career_14-3"/><text:a xlink:type="simple" xlink:href="https://en.wikipedia.org/wiki/Diogo_Dalot#cite_note-Career-14" text:style-name="Internet_20_link" text:visited-style-name="Visited_20_Internet_20_Link">[14]</text:a><text:bookmark text:name="cite_ref-Competition_25-0"/><text:a xlink:type="simple" xlink:href="https://en.wikipedia.org/wiki/Diogo_Dalot#cite_note-Competition-25" text:style-name="Internet_20_link" text:visited-style-name="Visited_20_Internet_20_Link">[25]</text:a> <text:a xlink:type="simple" xlink:href="https://en.wikipedia.org/wiki/Borussia_Dortmund" text:style-name="Internet_20_link" text:visited-style-name="Visited_20_Internet_20_Link">Borussia Dortmund</text:a> were also interested in signing him on a loan deal, but he decided to remain at United to compete with Aaron Wan-Bissaka for a starting position.<text:bookmark text:name="cite_ref-Competition_25-1"/><text:a xlink:type="simple" xlink:href="https://en.wikipedia.org/wiki/Diogo_Dalot#cite_note-Competition-25" text:style-name="Internet_20_link" text:visited-style-name="Visited_20_Internet_20_Link">[25]</text:a> On 22 September, Dalot was given his first start of the season, featuring in a 1–0 home loss to <text:a xlink:type="simple" xlink:href="https://en.wikipedia.org/wiki/West_Ham_United_F.C." text:style-name="Internet_20_link" text:visited-style-name="Visited_20_Internet_20_Link">West Ham United</text:a> in the third round of the <text:a xlink:type="simple" xlink:href="https://en.wikipedia.org/wiki/2021–22_EFL_Cup" text:style-name="Internet_20_link" text:visited-style-name="Visited_20_Internet_20_Link">EFL Cup</text:a>.<text:bookmark text:name="cite_ref-26"/><text:a xlink:type="simple" xlink:href="https://en.wikipedia.org/wiki/Diogo_Dalot#cite_note-26" text:style-name="Internet_20_link" text:visited-style-name="Visited_20_Internet_20_Link">[26]</text:a> Since then, he has had limited opportunities with two starts and three substitute appearances. He played against <text:a xlink:type="simple" xlink:href="https://en.wikipedia.org/wiki/Villarreal_CF" text:style-name="Internet_20_link" text:visited-style-name="Visited_20_Internet_20_Link">Villarreal</text:a> in a <text:a xlink:type="simple" xlink:href="https://en.wikipedia.org/wiki/2021–22_UEFA_Champions_League_group_stage#Group_F" text:style-name="Internet_20_link" text:visited-style-name="Visited_20_Internet_20_Link">Champions League group stage</text:a> match after Wan-Bissaka was suspended for two games.<text:bookmark text:name="cite_ref-Career_14-4"/><text:a xlink:type="simple" xlink:href="https://en.wikipedia.org/wiki/Diogo_Dalot#cite_note-Career-14" text:style-name="Internet_20_link" text:visited-style-name="Visited_20_Internet_20_Link">[14]</text:a><text:bookmark text:name="cite_ref-27"/><text:a xlink:type="simple" xlink:href="https://en.wikipedia.org/wiki/Diogo_Dalot#cite_note-27" text:style-name="Internet_20_link" text:visited-style-name="Visited_20_Internet_20_Link">[27]</text:a> </text:p>
      <text:p text:style-name="Text_20_body">On 2 December, Dalot was given his first start in the league under interim manager <text:a xlink:type="simple" xlink:href="https://en.wikipedia.org/wiki/Michael_Carrick" text:style-name="Internet_20_link" text:visited-style-name="Visited_20_Internet_20_Link">Michael Carrick</text:a>, putting an impressive performance and creating the second goal in a 3–2 home win over United's <text:a xlink:type="simple" xlink:href="https://en.wikipedia.org/wiki/Arsenal_F.C.–Manchester_United_F.C._rivalry" text:style-name="Internet_20_link" text:visited-style-name="Visited_20_Internet_20_Link">rivals</text:a> <text:a xlink:type="simple" xlink:href="https://en.wikipedia.org/wiki/Arsenal_F.C." text:style-name="Internet_20_link" text:visited-style-name="Visited_20_Internet_20_Link">Arsenal</text:a> at <text:a xlink:type="simple" xlink:href="https://en.wikipedia.org/wiki/Old_Trafford" text:style-name="Internet_20_link" text:visited-style-name="Visited_20_Internet_20_Link">Old Trafford</text:a>.<text:bookmark text:name="cite_ref-28"/><text:a xlink:type="simple" xlink:href="https://en.wikipedia.org/wiki/Diogo_Dalot#cite_note-28" text:style-name="Internet_20_link" text:visited-style-name="Visited_20_Internet_20_Link">[28]</text:a> Following the arrival of interim manager <text:a xlink:type="simple" xlink:href="https://en.wikipedia.org/wiki/Ralf_Rangnick" text:style-name="Internet_20_link" text:visited-style-name="Visited_20_Internet_20_Link">Ralf Rangnick</text:a>, Dalot cemented his place as starter for the club, following his solid performances in the club's next two matches against <text:a xlink:type="simple" xlink:href="https://en.wikipedia.org/wiki/Crystal_Palace_F.C." text:style-name="Internet_20_link" text:visited-style-name="Visited_20_Internet_20_Link">Crystal Palace</text:a> and <text:a xlink:type="simple" xlink:href="https://en.wikipedia.org/wiki/Norwich_City_F.C." text:style-name="Internet_20_link" text:visited-style-name="Visited_20_Internet_20_Link">Norwich City</text:a>.<text:bookmark text:name="cite_ref-29"/><text:a xlink:type="simple" xlink:href="https://en.wikipedia.org/wiki/Diogo_Dalot#cite_note-29" text:style-name="Internet_20_link" text:visited-style-name="Visited_20_Internet_20_Link">[29]</text:a> However, his form alongside his team declined during the season, with United finishing a disappointing sixth place and qualifying for the <text:a xlink:type="simple" xlink:href="https://en.wikipedia.org/wiki/UEFA_Europa_League" text:style-name="Internet_20_link" text:visited-style-name="Visited_20_Internet_20_Link">UEFA Europa League</text:a>.<text:bookmark text:name="cite_ref-30"/><text:a xlink:type="simple" xlink:href="https://en.wikipedia.org/wiki/Diogo_Dalot#cite_note-30" text:style-name="Internet_20_link" text:visited-style-name="Visited_20_Internet_20_Link">[30]</text:a> </text:p>
      <text:p text:style-name="Text_20_body">During the summer, after the club, failed to sign a new right-back to strengthen their defence, Dalot was presented with the opportunity to usurp Aaron Wan-Bissaka in the pecking order, which he seized immediately, with his attacking performances and ability to be involved with play in the final third, impressing new manager <text:a xlink:type="simple" xlink:href="https://en.wikipedia.org/wiki/Erik_ten_Hag" text:style-name="Internet_20_link" text:visited-style-name="Visited_20_Internet_20_Link">Erik ten Hag</text:a>, leading Dalot's performances to be highly lauded, receiving various praises as United's most improved player during the <text:a xlink:type="simple" xlink:href="https://en.wikipedia.org/wiki/2022–23_Manchester_United_F.C._season" text:style-name="Internet_20_link" text:visited-style-name="Visited_20_Internet_20_Link">2022–23</text:a> season.<text:bookmark text:name="cite_ref-31"/><text:a xlink:type="simple" xlink:href="https://en.wikipedia.org/wiki/Diogo_Dalot#cite_note-31" text:style-name="Internet_20_link" text:visited-style-name="Visited_20_Internet_20_Link">[31]</text:a><text:bookmark text:name="cite_ref-32"/><text:a xlink:type="simple" xlink:href="https://en.wikipedia.org/wiki/Diogo_Dalot#cite_note-32" text:style-name="Internet_20_link" text:visited-style-name="Visited_20_Internet_20_Link">[32]</text:a> On December 20, 2022, British media reported that the club had extended Dalot's contract by a year.<text:bookmark text:name="cite_ref-33"/><text:a xlink:type="simple" xlink:href="https://en.wikipedia.org/wiki/Diogo_Dalot#cite_note-33" text:style-name="Internet_20_link" text:visited-style-name="Visited_20_Internet_20_Link">[33]</text:a> On 26 February, Dalot started in the <text:a xlink:type="simple" xlink:href="https://en.wikipedia.org/wiki/2023_EFL_Cup_final" text:style-name="Internet_20_link" text:visited-style-name="Visited_20_Internet_20_Link">2023 EFL Cup final</text:a> as Manchester United beat <text:a xlink:type="simple" xlink:href="https://en.wikipedia.org/wiki/Newcastle_United" text:style-name="Internet_20_link" text:visited-style-name="Visited_20_Internet_20_Link">Newcastle </text:a><text:soft-page-break/><text:a xlink:type="simple" xlink:href="https://en.wikipedia.org/wiki/Newcastle_United" text:style-name="Internet_20_link" text:visited-style-name="Visited_20_Internet_20_Link">United</text:a> 2–0 at <text:a xlink:type="simple" xlink:href="https://en.wikipedia.org/wiki/Wembley_Stadium" text:style-name="Internet_20_link" text:visited-style-name="Visited_20_Internet_20_Link">Wembley Stadium</text:a>, winning his first trophy with the club.<text:bookmark text:name="cite_ref-LC23_34-0"/><text:a xlink:type="simple" xlink:href="https://en.wikipedia.org/wiki/Diogo_Dalot#cite_note-LC23-34" text:style-name="Internet_20_link" text:visited-style-name="Visited_20_Internet_20_Link">[34]</text:a> On 16 April 2023, he scored his first Premier League goal in a 2–0 away win at <text:a xlink:type="simple" xlink:href="https://en.wikipedia.org/wiki/Nottingham_Forest_F.C." text:style-name="Internet_20_link" text:visited-style-name="Visited_20_Internet_20_Link">Nottingham Forest</text:a>.<text:bookmark text:name="cite_ref-35"/><text:a xlink:type="simple" xlink:href="https://en.wikipedia.org/wiki/Diogo_Dalot#cite_note-35" text:style-name="Internet_20_link" text:visited-style-name="Visited_20_Internet_20_Link">[35]</text:a> </text:p>
      <text:p text:style-name="Text_20_body">On 31 May 2023, Dalot extended his contract with the club until 30 June 2028, with an option for a further year.<text:bookmark text:name="cite_ref-36"/><text:a xlink:type="simple" xlink:href="https://en.wikipedia.org/wiki/Diogo_Dalot#cite_note-36" text:style-name="Internet_20_link" text:visited-style-name="Visited_20_Internet_20_Link">[36]</text:a><text:bookmark text:name="cite_ref-37"/><text:a xlink:type="simple" xlink:href="https://en.wikipedia.org/wiki/Diogo_Dalot#cite_note-37" text:style-name="Internet_20_link" text:visited-style-name="Visited_20_Internet_20_Link">[37]</text:a> </text:p>
      <text:h text:style-name="Heading_20_2" text:outline-level="2"><text:bookmark text:name="International_career"/>I</text:h>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0T07:44:34.564633477</meta:creation-date>
    <dc:date>2023-06-10T07:45:59.609562363</dc:date>
    <meta:editing-duration>PT1M25S</meta:editing-duration>
    <meta:editing-cycles>1</meta:editing-cycles>
    <meta:generator>LibreOffice/7.3.7.2$Linux_X86_64 LibreOffice_project/30$Build-2</meta:generator>
    <meta:document-statistic meta:table-count="0" meta:image-count="0" meta:object-count="0" meta:page-count="3" meta:paragraph-count="23" meta:word-count="1135" meta:character-count="6720" meta:non-whitespace-character-count="5614"/>
  </office:meta>
</office:document-meta>
</file>